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5.166cm" fo:min-width="15.616cm" loext:decorative="false"/>
    </style:style>
    <style:style style:name="gr2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6.744cm" fo:min-width="7.444cm" loext:decorative="false"/>
    </style:style>
    <style:style style:name="gr3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6.817cm" fo:min-width="5.818cm" loext:decorative="false"/>
    </style:style>
    <style:style style:name="gr4" style:family="graphic" style:parent-style-name="standard">
      <style:graphic-properties svg:stroke-color="#000000" draw:fill="solid" draw:fill-color="#3465a4" draw:textarea-vertical-align="middle" draw:auto-grow-height="false" fo:min-height="0.653cm" fo:min-width="4.404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3465a4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7" style:family="graphic" style:parent-style-name="standard">
      <style:graphic-properties svg:stroke-color="#000000" draw:fill="solid" draw:fill-color="#acb20c" loext:fill-use-slide-background="false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="gradient" draw:fill-color="#ff0000" draw:fill-gradient-name="Gradient_20_1" draw:gradient-step-count="0" draw:textarea-vertical-align="middle" draw:auto-grow-height="false" fo:min-height="0.653cm" fo:min-width="6.404cm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draw:stroke-dash="Double_20_Dash_20_Dot" svg:stroke-width="0.1cm" svg:stroke-color="#b2b2b2" draw:marker-start-width="0.35cm" draw:marker-end-width="0.35cm" draw:fill="solid" draw:fill-color="#808080" draw:textarea-horizontal-align="justify" draw:textarea-vertical-align="middle" draw:auto-grow-height="false" fo:min-height="0.104cm" fo:min-width="0cm" fo:padding-top="0.175cm" fo:padding-bottom="0.175cm" fo:padding-left="0.3cm" fo:padding-right="0.3cm" fo:wrap-option="wrap" loext:decorative="false"/>
    </style:style>
    <style:style style:name="gr10" style:family="graphic" style:parent-style-name="standard">
      <style:graphic-properties svg:stroke-color="#000000" draw:fill="gradient" draw:fill-color="#ffff38" draw:fill-gradient-name="Gradient_20_5" draw:gradient-step-count="0" draw:fill-hatch-solid="true" loext:fill-use-slide-background="false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gradient" draw:fill-color="#ffff38" draw:fill-gradient-name="Gradient_20_4" draw:gradient-step-count="0" draw:fill-hatch-solid="true" loext:fill-use-slide-background="false" style:repeat="repeat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1cm" svg:stroke-color="#3465a4" draw:marker-start-width="0.35cm" draw:marker-end="Concave" draw:marker-end-width="0.4cm" draw:stroke-linejoin="bevel" draw:fill="none" draw:textarea-vertical-align="middle" fo:padding-top="0.175cm" fo:padding-bottom="0.175cm" fo:padding-left="0.3cm" fo:padding-right="0.3cm" loext:decorative="false"/>
    </style:style>
    <style:style style:name="gr13" style:family="graphic" style:parent-style-name="standard">
      <style:graphic-properties svg:stroke-color="#000000" draw:fill="none" draw:fill-color="#dddddd" loext:fill-use-slide-background="false" draw:textarea-horizontal-align="justify" draw:textarea-vertical-align="middle" draw:auto-grow-height="false" fo:min-height="2.006cm" fo:min-width="4.656cm" loext:decorative="false"/>
    </style:style>
    <style:style style:name="gr14" style:family="graphic" style:parent-style-name="objectwithoutfill">
      <style:graphic-properties draw:stroke="dash" draw:stroke-dash="Dot_20__28_Rounded_29_" svg:stroke-width="0.1cm" svg:stroke-color="#3465a4" draw:marker-start-width="0.35cm" draw:marker-end="Concave" draw:marker-end-width="0.4cm" svg:stroke-linecap="round" draw:fill="none" draw:textarea-vertical-align="middle" fo:padding-top="0.175cm" fo:padding-bottom="0.175cm" fo:padding-left="0.3cm" fo:padding-right="0.3cm" loext:decorative="false"/>
    </style:style>
    <style:style style:name="gr15" style:family="graphic" style:parent-style-name="objectwithoutfill">
      <style:graphic-properties draw:stroke="dash" draw:stroke-dash="Dot_20__28_Rounded_29_" svg:stroke-width="0.1cm" svg:stroke-color="#8d1d75" draw:marker-start-width="0.35cm" draw:marker-end="Concave" draw:marker-end-width="0.4cm" svg:stroke-linecap="round" draw:fill="none" draw:textarea-vertical-align="middle" fo:padding-top="0.175cm" fo:padding-bottom="0.175cm" fo:padding-left="0.3cm" fo:padding-right="0.3cm" loext:decorative="false"/>
    </style:style>
    <style:style style:name="gr16" style:family="graphic" style:parent-style-name="objectwithoutfill">
      <style:graphic-properties draw:stroke="dash" draw:stroke-dash="Dot_20__28_Rounded_29_" svg:stroke-width="0.1cm" svg:stroke-color="#808080" draw:marker-start-width="0.35cm" draw:marker-end="Concave" draw:marker-end-width="0.4cm" svg:stroke-linecap="round" draw:fill="none" draw:textarea-vertical-align="middle" fo:padding-top="0.175cm" fo:padding-bottom="0.175cm" fo:padding-left="0.3cm" fo:padding-right="0.3cm" loext:decorative="false"/>
    </style:style>
    <style:style style:name="gr17" style:family="graphic" style:parent-style-name="objectwithoutfill">
      <style:graphic-properties svg:stroke-width="0.1cm" svg:stroke-color="#acb20c" draw:marker-start-width="0.35cm" draw:marker-end="Concave" draw:marker-end-width="0.4cm" draw:stroke-linejoin="bevel" draw:fill="none" draw:textarea-vertical-align="middle" fo:padding-top="0.175cm" fo:padding-bottom="0.175cm" fo:padding-left="0.3cm" fo:padding-right="0.3cm" loext:decorative="false"/>
    </style:style>
    <style:style style:name="gr18" style:family="graphic" style:parent-style-name="objectwithoutfill">
      <style:graphic-properties svg:stroke-width="0.1cm" svg:stroke-color="#8d1d75" draw:marker-start-width="0.35cm" draw:marker-end="Concave" draw:marker-end-width="0.4cm" draw:fill="none" draw:textarea-vertical-align="middle" fo:padding-top="0.175cm" fo:padding-bottom="0.175cm" fo:padding-left="0.3cm" fo:padding-right="0.3cm" loext:decorative="false"/>
    </style:style>
    <style:style style:name="gr19" style:family="graphic" style:parent-style-name="objectwithoutfill">
      <style:graphic-properties svg:stroke-width="0.1cm" svg:stroke-color="#8d1d75" draw:marker-start-width="0.35cm" draw:marker-end="Concave" draw:marker-end-width="0.4cm" draw:stroke-linejoin="bevel" draw:fill="none" draw:textarea-vertical-align="middle" fo:padding-top="0.175cm" fo:padding-bottom="0.175cm" fo:padding-left="0.3cm" fo:padding-right="0.3cm" loext:decorative="false"/>
    </style:style>
    <style:style style:name="gr20" style:family="graphic" style:parent-style-name="objectwithoutfill">
      <style:graphic-properties svg:stroke-width="0.1cm" svg:stroke-color="#3465a4" draw:marker-start-width="0.35cm" draw:marker-end="Concave" draw:marker-end-width="0.4cm" draw:fill="none" draw:textarea-vertical-align="middle" fo:padding-top="0.175cm" fo:padding-bottom="0.175cm" fo:padding-left="0.3cm" fo:padding-right="0.3cm" loext:decorative="false"/>
    </style:style>
    <style:style style:name="gr21" style:family="graphic" style:parent-style-name="objectwithoutfill">
      <style:graphic-properties svg:stroke-width="0.1cm" svg:stroke-color="#acb20c" draw:marker-start-width="0.35cm" draw:marker-end="Concave" draw:marker-end-width="0.4cm" draw:fill="none" draw:textarea-vertical-align="middle" fo:padding-top="0.175cm" fo:padding-bottom="0.175cm" fo:padding-left="0.3cm" fo:padding-right="0.3cm" loext:decorative="false"/>
    </style:style>
    <style:style style:name="gr22" style:family="graphic" style:parent-style-name="standard">
      <style:graphic-properties svg:stroke-color="#000000" draw:fill="solid" draw:fill-color="#8d1d75" draw:textarea-vertical-align="middle" draw:auto-grow-height="false" fo:min-height="0.653cm" fo:min-width="4.404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="solid" draw:fill-color="#8d1d75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gr25" style:family="graphic" style:parent-style-name="standard">
      <style:graphic-properties draw:stroke="solid" draw:stroke-dash="Double_20_Dash_20_Dot" svg:stroke-width="0.1cm" svg:stroke-color="#b2b2b2" draw:marker-start-width="0.35cm" draw:marker-end-width="0.35cm" draw:fill="solid" draw:fill-color="#808080" draw:textarea-horizontal-align="justify" draw:textarea-vertical-align="middle" draw:auto-grow-height="false" fo:min-height="0.004cm" fo:min-width="0cm" fo:padding-top="0.175cm" fo:padding-bottom="0.175cm" fo:padding-left="0.3cm" fo:padding-right="0.3cm" fo:wrap-option="wrap" loext:decorative="false"/>
    </style:style>
    <style:style style:name="gr26" style:family="graphic" style:parent-style-name="standard">
      <style:graphic-properties svg:stroke-color="#000000" draw:fill="none" draw:fill-color="#dddddd" loext:fill-use-slide-background="false" draw:textarea-horizontal-align="justify" draw:textarea-vertical-align="middle" draw:auto-grow-height="false" fo:min-height="2.006cm" fo:min-width="4.756cm" loext:decorative="false"/>
    </style:style>
    <style:style style:name="gr27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28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5.5cm" fo:min-width="16.75cm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3465a4"/>
      <style:paragraph-properties fo:text-align="center"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acb20c"/>
      <style:paragraph-properties fo:text-align="center" style:writing-mode="lr-tb"/>
    </style:style>
    <style:style style:name="P7" style:family="paragraph">
      <loext:graphic-properties draw:fill="gradient" draw:fill-color="#ff0000" draw:fill-gradient-name="Gradient_20_1" draw:gradient-step-count="0"/>
      <style:paragraph-properties fo:text-align="center" style:writing-mode="lr-tb"/>
    </style:style>
    <style:style style:name="P8" style:family="paragraph">
      <loext:graphic-properties draw:fill="solid" draw:fill-color="#808080"/>
      <style:paragraph-properties fo:text-align="center"/>
    </style:style>
    <style:style style:name="P9" style:family="paragraph">
      <loext:graphic-properties draw:fill="gradient" draw:fill-color="#ffff38" draw:fill-gradient-name="Gradient_20_5" draw:gradient-step-count="0" draw:fill-hatch-solid="true"/>
      <style:paragraph-properties fo:text-align="center" style:writing-mode="lr-tb"/>
    </style:style>
    <style:style style:name="P10" style:family="paragraph">
      <loext:graphic-properties draw:fill="gradient" draw:fill-color="#ffff38" draw:fill-gradient-name="Gradient_20_4" draw:gradient-step-count="0" draw:fill-hatch-solid="true" style:repeat="repeat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dddddd"/>
      <style:paragraph-properties fo:text-align="center"/>
    </style:style>
    <style:style style:name="P13" style:family="paragraph">
      <loext:graphic-properties draw:fill="solid" draw:fill-color="#8d1d75"/>
      <style:paragraph-properties fo:text-align="center" style:writing-mode="lr-tb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/>
      <style:paragraph-properties fo:margin-top="0.42cm" fo:margin-bottom="0.35cm"/>
      <style:text-properties fo:font-size="20pt" style:font-size-asian="10pt" style:font-size-complex="10pt"/>
    </style:style>
    <style:style style:name="P16" style:family="paragraph">
      <loext:graphic-properties draw:fill="none"/>
    </style:style>
    <style:style style:name="T1" style:family="text">
      <style:text-properties fo:language="en" fo:country="US"/>
    </style:style>
    <style:style style:name="T2" style:family="text">
      <style:text-properties fo:font-size="2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7cm" svg:height="6cm" svg:x="32.55cm" svg:y="0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" draw:text-style-name="P2" draw:layer="layout" svg:width="8.7cm" svg:height="7.75cm" svg:x="32.55cm" svg:y="8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2" draw:layer="layout" svg:width="7cm" svg:height="7.749cm" svg:x="42.25cm" svg:y="8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4" xml:id="id12" draw:id="id12" draw:layer="layout" svg:width="5cm" svg:height="0.999cm" svg:x="43.268cm" svg:y="13cm">
          <text:p text:style-name="P3"><text:span text:style-name="T1">private_key_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4" xml:id="id3" draw:id="id3" draw:layer="layout" svg:width="5.018cm" svg:height="0.999cm" svg:x="43.25cm" svg:y="14cm">
          <text:p text:style-name="P3"><text:span text:style-name="T1">public_key_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6" draw:text-style-name="P5" draw:layer="layout" svg:width="4cm" svg:height="1cm" svg:x="33.55cm" svg:y="9.25cm">
          <draw:text-box>
            <text:p>Alice</text:p>
          </draw:text-box>
        </draw:frame>
        <draw:frame draw:style-name="gr6" draw:text-style-name="P5" draw:layer="layout" svg:width="5cm" svg:height="1cm" svg:x="33.55cm" svg:y="1.75cm">
          <draw:text-box>
            <text:p>Cipher Relay</text:p>
          </draw:text-box>
        </draw:frame>
        <draw:frame draw:style-name="gr6" draw:text-style-name="P5" draw:layer="layout" svg:width="4cm" svg:height="1cm" svg:x="43.25cm" svg:y="9.999cm">
          <draw:text-box>
            <text:p>Bob</text:p>
          </draw:text-box>
        </draw:frame>
        <draw:custom-shape draw:style-name="gr7" draw:text-style-name="P6" xml:id="id7" draw:id="id7" draw:layer="layout" svg:width="5.018cm" svg:height="0.999cm" svg:x="33.55cm" svg:y="10.25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7" xml:id="id6" draw:id="id6" draw:layer="layout" svg:width="7cm" svg:height="0.999cm" svg:x="36.55cm" svg:y="4.95cm">
          <text:p text:style-name="P3"><text:span text:style-name="T1">transform_key_A2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8" xml:id="id4" draw:id="id4" draw:layer="layout" svg:width="0.5cm" svg:height="0.5cm" svg:x="39.8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8" draw:id="id8" draw:layer="layout" svg:width="0.5cm" svg:height="0.5cm" svg:x="35.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10" draw:id="id10" draw:layer="layout" svg:width="5.018cm" svg:height="0.999cm" svg:x="33.55cm" svg:y="3.251cm">
          <text:p text:style-name="P3"><text:span text:style-name="T1">cipher_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0" xml:id="id1" draw:id="id1" draw:layer="layout" svg:width="5.018cm" svg:height="0.999cm" svg:x="43.232cm" svg:y="3.25cm">
          <text:p text:style-name="P3"><text:span text:style-name="T1">cipher_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8" xml:id="id11" draw:id="id11" draw:layer="layout" svg:width="0.5cm" svg:height="0.5cm" svg:x="39.8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2" draw:id="id2" draw:layer="layout" svg:width="0.5cm" svg:height="0.5cm" svg:x="45.45cm" svg:y="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curve" svg:x1="45.741cm" svg:y1="4.249cm" svg:x2="45.7cm" svg:y2="8.999cm" draw:start-shape="id1" draw:start-glue-point="2" draw:end-shape="id2" draw:end-glue-point="4" svg:d="M45741 4249c0 3526-41 1152-41 4750" svg:viewBox="0 0 42 4751">
          <text:p/>
        </draw:connector>
        <draw:custom-shape draw:style-name="gr7" draw:text-style-name="P6" xml:id="id13" draw:id="id13" draw:layer="layout" svg:width="5.018cm" svg:height="0.999cm" svg:x="43.2cm" svg:y="10.999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12" draw:layer="layout" svg:width="5.4cm" svg:height="2.5cm" svg:x="43.05cm" svg:y="12.7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4" draw:text-style-name="P11" draw:layer="layout" draw:type="curve" svg:x1="43.25cm" svg:y1="14.499cm" svg:x2="40.3cm" svg:y2="9.35cm" draw:start-shape="id3" draw:start-glue-point="3" draw:end-shape="id4" svg:d="M43250 14499c-2175 0-700-5149-2950-5149" svg:viewBox="0 0 2951 5150">
          <text:p/>
        </draw:connector>
        <draw:connector draw:style-name="gr15" draw:text-style-name="P11" draw:layer="layout" draw:type="curve" svg:x1="38.568cm" svg:y1="12.25cm" svg:x2="40.05cm" svg:y2="9.6cm" draw:start-shape="id5" draw:start-glue-point="1" draw:end-shape="id4" draw:end-glue-point="8" svg:d="M38568 12250c988 0 1482-883 1482-2650" svg:viewBox="0 0 1483 2651">
          <text:p/>
        </draw:connector>
        <draw:connector draw:style-name="gr16" draw:text-style-name="P11" draw:layer="layout" draw:type="curve" svg:x1="40.05cm" svg:y1="9.1cm" svg:x2="40.05cm" svg:y2="5.949cm" draw:start-shape="id4" draw:start-glue-point="4" draw:end-shape="id6" draw:end-glue-point="2" svg:d="M40050 9100v-3151" svg:viewBox="0 0 1 3152">
          <text:p/>
        </draw:connector>
        <draw:connector draw:style-name="gr17" draw:text-style-name="P11" draw:layer="layout" draw:type="curve" svg:x1="36.059cm" svg:y1="10.25cm" svg:x2="36.05cm" svg:y2="9cm" draw:start-shape="id7" draw:start-glue-point="0" draw:end-shape="id8" draw:end-glue-point="8" svg:d="M36059 10250c0-900-9-275-9-1250" svg:viewBox="0 0 10 1251">
          <text:p/>
        </draw:connector>
        <draw:connector draw:style-name="gr18" draw:text-style-name="P11" draw:layer="layout" draw:type="curve" svg:x1="33.55cm" svg:y1="13.25cm" svg:x2="35.8cm" svg:y2="8.75cm" draw:start-shape="id9" draw:start-glue-point="3" draw:end-shape="id8" draw:end-glue-point="6" svg:d="M33550 13250c-751 0-1876-4500 2250-4500" svg:viewBox="0 0 2980 4501">
          <text:p/>
        </draw:connector>
        <draw:connector draw:style-name="gr19" draw:text-style-name="P11" draw:layer="layout" draw:type="curve" svg:x1="36.05cm" svg:y1="8.5cm" svg:x2="36.059cm" svg:y2="4.25cm" draw:start-shape="id8" draw:start-glue-point="4" draw:end-shape="id10" draw:end-glue-point="2" svg:d="M36050 8500c0-3223 9-1099 9-4250" svg:viewBox="0 0 10 4251">
          <text:p/>
        </draw:connector>
        <draw:connector draw:style-name="gr19" draw:text-style-name="P11" draw:layer="layout" draw:type="curve" svg:x1="38.568cm" svg:y1="3.75cm" svg:x2="39.8cm" svg:y2="3.75cm" draw:start-shape="id10" draw:start-glue-point="1" draw:end-shape="id11" draw:end-glue-point="6" svg:d="M38568 3750h1232" svg:viewBox="0 0 1233 1">
          <text:p/>
        </draw:connector>
        <draw:connector draw:style-name="gr16" draw:text-style-name="P11" draw:layer="layout" draw:type="curve" svg:x1="40.05cm" svg:y1="4.95cm" svg:x2="40.05cm" svg:y2="4cm" draw:start-shape="id6" draw:start-glue-point="0" draw:end-shape="id11" draw:end-glue-point="8" svg:d="M40050 4950v-950" svg:viewBox="0 0 1 951">
          <text:p/>
        </draw:connector>
        <draw:connector draw:style-name="gr12" draw:text-style-name="P11" draw:layer="layout" draw:type="curve" svg:x1="40.3cm" svg:y1="3.75cm" svg:x2="43.232cm" svg:y2="3.749cm" draw:start-shape="id11" draw:start-glue-point="10" draw:end-shape="id1" draw:end-glue-point="3" svg:d="M40300 3750c2236 0 771-1 2932-1" svg:viewBox="0 0 2933 2">
          <text:p/>
        </draw:connector>
        <draw:connector draw:style-name="gr20" draw:text-style-name="P11" draw:layer="layout" draw:type="curve" svg:x1="48.268cm" svg:y1="13.499cm" svg:x2="45.95cm" svg:y2="9.249cm" draw:start-shape="id12" draw:start-glue-point="1" draw:end-shape="id2" draw:end-glue-point="10" svg:d="M48268 13499c753 0 1912-4250-2318-4250" svg:viewBox="0 0 3055 4251">
          <text:p/>
        </draw:connector>
        <draw:connector draw:style-name="gr21" draw:text-style-name="P11" draw:layer="layout" draw:type="curve" svg:x1="45.7cm" svg:y1="9.499cm" svg:x2="45.709cm" svg:y2="10.999cm" draw:start-shape="id2" draw:start-glue-point="8" draw:end-shape="id13" draw:end-glue-point="0" svg:d="M45700 9499c0 1162 9 413 9 1500" svg:viewBox="0 0 10 1501">
          <text:p/>
        </draw:connector>
        <draw:custom-shape draw:style-name="gr22" draw:text-style-name="P13" xml:id="id5" draw:id="id5" draw:layer="layout" svg:width="5cm" svg:height="0.999cm" svg:x="33.568cm" svg:y="11.751cm">
          <text:p text:style-name="P3"><text:span text:style-name="T1">private_key_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13" xml:id="id9" draw:id="id9" draw:layer="layout" svg:width="5.018cm" svg:height="0.999cm" svg:x="33.55cm" svg:y="12.751cm">
          <text:p text:style-name="P3"><text:span text:style-name="T1">public_key_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12" draw:layer="layout" svg:width="5.4cm" svg:height="2.5cm" svg:x="33.35cm" svg:y="11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6" xml:id="id14" draw:id="id14" draw:layer="layout" svg:width="5.018cm" svg:height="0.999cm" svg:x="2cm" svg:y="22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9" xml:id="id16" draw:id="id16" draw:layer="layout" svg:width="5.018cm" svg:height="0.999cm" svg:x="8.982cm" svg:y="22cm">
          <text:p text:style-name="P3"><text:span text:style-name="T1">cipher_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0" xml:id="id18" draw:id="id18" draw:layer="layout" svg:width="5.018cm" svg:height="0.999cm" svg:x="16cm" svg:y="22.001cm">
          <text:p text:style-name="P3"><text:span text:style-name="T1">cipher_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6" xml:id="id20" draw:id="id20" draw:layer="layout" svg:width="5.018cm" svg:height="0.999cm" svg:x="22.982cm" svg:y="22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4" draw:text-style-name="P15" draw:layer="layout" svg:width="1.438cm" svg:height="1.038cm" svg:x="-5.688cm" svg:y="-1.538cm">
          <draw:text-box>
            <text:p text:style-name="P14"><text:span text:style-name="T2">🔒</text:span></text:p>
          </draw:text-box>
        </draw:frame>
        <draw:custom-shape draw:style-name="gr25" draw:text-style-name="P8" xml:id="id15" draw:id="id15" draw:layer="layout" svg:width="0.5cm" svg:height="0.5cm" svg:x="7.75cm" svg:y="2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xml:id="id17" draw:id="id17" draw:layer="layout" svg:width="0.5cm" svg:height="0.5cm" svg:x="14.75cm" svg:y="2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xml:id="id19" draw:id="id19" draw:layer="layout" svg:width="0.5cm" svg:height="0.5cm" svg:x="21.75cm" svg:y="2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1" draw:layer="layout" draw:type="curve" svg:x1="4.509cm" svg:y1="22.999cm" svg:x2="7.75cm" svg:y2="24cm" draw:start-shape="id14" draw:start-glue-point="2" draw:end-shape="id15" draw:end-glue-point="6" svg:d="M4509 22999c0 668 1080 1001 3241 1001" svg:viewBox="0 0 3242 1002">
          <text:p/>
        </draw:connector>
        <draw:connector draw:style-name="gr19" draw:text-style-name="P11" draw:layer="layout" draw:type="curve" svg:x1="11.491cm" svg:y1="22.999cm" svg:x2="14.75cm" svg:y2="24cm" draw:start-shape="id16" draw:start-glue-point="2" draw:end-shape="id17" draw:end-glue-point="6" svg:d="M11491 22999c0 668 1086 1001 3259 1001" svg:viewBox="0 0 3260 1002">
          <text:p/>
        </draw:connector>
        <draw:connector draw:style-name="gr12" draw:text-style-name="P11" draw:layer="layout" draw:type="curve" svg:x1="18.509cm" svg:y1="23cm" svg:x2="21.75cm" svg:y2="24cm" draw:start-shape="id18" draw:start-glue-point="2" draw:end-shape="id19" draw:end-glue-point="6" svg:d="M18509 23000c0 667 1080 1000 3241 1000" svg:viewBox="0 0 3242 1001">
          <text:p/>
        </draw:connector>
        <draw:connector draw:style-name="gr17" draw:text-style-name="P11" draw:layer="layout" draw:type="curve" svg:x1="22.25cm" svg:y1="24cm" svg:x2="25.491cm" svg:y2="22.999cm" draw:start-shape="id19" draw:start-glue-point="10" draw:end-shape="id20" draw:end-glue-point="2" svg:d="M22250 24000c2161 0 3241-333 3241-1001" svg:viewBox="0 0 3242 1002">
          <text:p/>
        </draw:connector>
        <draw:connector draw:style-name="gr19" draw:text-style-name="P11" draw:layer="layout" draw:type="curve" svg:x1="8.25cm" svg:y1="24cm" svg:x2="11.491cm" svg:y2="22.999cm" draw:start-shape="id15" draw:start-glue-point="10" draw:end-shape="id16" draw:end-glue-point="2" svg:d="M8250 24000c2161 0 3241-333 3241-1001" svg:viewBox="0 0 3242 1002">
          <text:p/>
        </draw:connector>
        <draw:connector draw:style-name="gr12" draw:text-style-name="P11" draw:layer="layout" draw:type="curve" svg:x1="15.25cm" svg:y1="24cm" svg:x2="18.509cm" svg:y2="23cm" draw:start-shape="id17" draw:start-glue-point="10" draw:end-shape="id18" draw:end-glue-point="2" svg:d="M15250 24000c2173 0 3259-333 3259-1000" svg:viewBox="0 0 3260 1001">
          <text:p/>
        </draw:connector>
        <draw:custom-shape draw:style-name="gr23" draw:text-style-name="P13" xml:id="id21" draw:id="id21" draw:layer="layout" svg:width="5.018cm" svg:height="0.999cm" svg:x="5.5cm" svg:y="25cm">
          <text:p text:style-name="P3"><text:span text:style-name="T1">public_key_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9" draw:text-style-name="P11" draw:layer="layout" draw:type="curve" svg:x1="8.009cm" svg:y1="25cm" svg:x2="8cm" svg:y2="24.25cm" draw:start-shape="id21" draw:start-glue-point="0" draw:end-shape="id15" draw:end-glue-point="8" svg:d="M8009 25000c0-525-9-150-9-750" svg:viewBox="0 0 10 751">
          <text:p/>
        </draw:connector>
        <draw:custom-shape draw:style-name="gr4" draw:text-style-name="P4" xml:id="id22" draw:id="id22" draw:layer="layout" svg:width="5cm" svg:height="0.999cm" svg:x="19.5cm" svg:y="25.001cm">
          <text:p text:style-name="P3"><text:span text:style-name="T1">private_key_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" draw:text-style-name="P11" draw:layer="layout" draw:type="curve" svg:x1="22cm" svg:y1="25.001cm" svg:x2="22cm" svg:y2="24.25cm" draw:start-shape="id22" draw:start-glue-point="0" draw:end-shape="id19" draw:end-glue-point="8" svg:d="M22000 25001v-751" svg:viewBox="0 0 1 752">
          <text:p/>
        </draw:connector>
        <draw:frame draw:style-name="gr6" draw:text-style-name="P5" draw:layer="layout" svg:width="4cm" svg:height="1cm" svg:x="1cm" svg:y="2cm">
          <draw:text-box>
            <text:p>Alice</text:p>
          </draw:text-box>
        </draw:frame>
        <draw:custom-shape draw:style-name="gr7" draw:text-style-name="P6" draw:layer="layout" svg:width="5.018cm" svg:height="0.999cm" svg:x="1cm" svg:y="3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6" draw:text-style-name="P5" draw:layer="layout" svg:width="4cm" svg:height="1cm" svg:x="18cm" svg:y="2cm">
          <draw:text-box>
            <text:p>Bob</text:p>
          </draw:text-box>
        </draw:frame>
        <draw:frame draw:style-name="gr6" draw:text-style-name="P5" draw:layer="layout" svg:width="4cm" svg:height="1cm" svg:x="18cm" svg:y="5cm">
          <draw:text-box>
            <text:p>Charlie</text:p>
          </draw:text-box>
        </draw:frame>
        <draw:frame draw:style-name="gr6" draw:text-style-name="P5" draw:layer="layout" svg:width="4cm" svg:height="1cm" svg:x="18cm" svg:y="8cm">
          <draw:text-box>
            <text:p>David</text:p>
          </draw:text-box>
        </draw:frame>
        <draw:frame draw:style-name="gr6" draw:text-style-name="P5" draw:layer="layout" svg:width="4cm" svg:height="1cm" svg:x="18cm" svg:y="2cm">
          <draw:text-box>
            <text:p>Bob</text:p>
          </draw:text-box>
        </draw:frame>
        <draw:frame draw:style-name="gr6" draw:text-style-name="P5" draw:layer="layout" svg:width="4cm" svg:height="1cm" svg:x="18cm" svg:y="11cm">
          <draw:text-box>
            <text:p>Eve</text:p>
          </draw:text-box>
        </draw:frame>
        <draw:frame draw:style-name="gr6" draw:text-style-name="P5" draw:layer="layout" svg:width="4cm" svg:height="1cm" svg:x="18cm" svg:y="14cm">
          <draw:text-box>
            <text:p>Frank</text:p>
          </draw:text-box>
        </draw:frame>
        <draw:custom-shape draw:style-name="gr7" draw:text-style-name="P6" draw:layer="layout" svg:width="5.018cm" svg:height="0.999cm" svg:x="17.982cm" svg:y="3.001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6" draw:layer="layout" svg:width="5.018cm" svg:height="0.999cm" svg:x="17.982cm" svg:y="6.002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6" draw:layer="layout" svg:width="5.018cm" svg:height="0.999cm" svg:x="17.982cm" svg:y="9.003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6" draw:layer="layout" svg:width="5.018cm" svg:height="0.999cm" svg:x="17.982cm" svg:y="12.004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6" draw:layer="layout" svg:width="5.018cm" svg:height="0.999cm" svg:x="17.982cm" svg:y="15.005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12" draw:layer="layout" svg:width="5.5cm" svg:height="2.5cm" svg:x="17.75cm" svg:y="1.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12" draw:layer="layout" svg:width="5.5cm" svg:height="2.5cm" svg:x="17.75cm" svg:y="4.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12" draw:layer="layout" svg:width="5.5cm" svg:height="2.5cm" svg:x="17.75cm" svg:y="7.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12" draw:layer="layout" svg:width="5.5cm" svg:height="2.5cm" svg:x="17.75cm" svg:y="10.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12" draw:layer="layout" svg:width="5.5cm" svg:height="2.5cm" svg:x="17.75cm" svg:y="13.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7" draw:text-style-name="P16" draw:layer="layout" svg:width="4.138cm" svg:height="0.963cm" svg:x="32.15cm" svg:y="27.124cm">
          <draw:text-box>
            <text:p><text:s/>nach gericht</text:p>
          </draw:text-box>
        </draw:frame>
        <draw:custom-shape draw:style-name="gr28" draw:text-style-name="P11" draw:layer="layout" svg:width="17.25cm" svg:height="15.75cm" svg:x="32.25cm" svg:y="0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8d1d75" draw:end-color="#3465a4" draw:start-intensity="100%" draw:end-intensity="100%" draw:angle="90deg" draw:border="0%">
      <loext:gradient-stop svg:offset="0" loext:color-type="rgb" loext:color-value="#8d1d75"/>
      <loext:gradient-stop svg:offset="1" loext:color-type="rgb" loext:color-value="#3465a4"/>
    </draw:gradient>
    <draw:gradient draw:name="Gradient_20_4" draw:display-name="Gradient 4" draw:style="ellipsoid" draw:cx="50%" draw:cy="50%" draw:start-color="#3465a4" draw:end-color="#acb20c" draw:start-intensity="100%" draw:end-intensity="100%" draw:angle="0deg" draw:border="15%">
      <loext:gradient-stop svg:offset="0" loext:color-type="rgb" loext:color-value="#3465a4"/>
      <loext:gradient-stop svg:offset="1" loext:color-type="rgb" loext:color-value="#acb20c"/>
    </draw:gradient>
    <draw:gradient draw:name="Gradient_20_5" draw:display-name="Gradient 5" draw:style="ellipsoid" draw:cx="50%" draw:cy="50%" draw:start-color="#800080" draw:end-color="#acb20c" draw:start-intensity="100%" draw:end-intensity="100%" draw:angle="0deg" draw:border="15%">
      <loext:gradient-stop svg:offset="0" loext:color-type="rgb" loext:color-value="#800080"/>
      <loext:gradient-stop svg:offset="1" loext:color-type="rgb" loext:color-value="#acb20c"/>
    </draw:gradient>
    <draw:marker draw:name="Arrow" svg:viewBox="0 0 20 30" svg:d="M10 0l-10 30h20z"/>
    <draw:marker draw:name="Concave" svg:viewBox="0 0 1131 1580" svg:d="M1013 1491l118 89-567-1580-564 1580 114-85 136-68 148-46 161-17 161 13 153 46z"/>
    <draw:stroke-dash draw:name="Dot_20__28_Rounded_29_" draw:display-name="Dot (Rounded)" draw:style="round" draw:dots1="1" draw:dots1-length="1%" draw:distance="199%"/>
    <draw:stroke-dash draw:name="Double_20_Dash_20_Dot" draw:display-name="Double Dash Dot" draw:style="rect" draw:dots1="1" draw:dots1-length="800%" draw:dots2="1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3:39:06.608089605</meta:creation-date>
    <meta:generator>LibreOffice/25.8.1.1$Linux_X86_64 LibreOffice_project/580$Build-1</meta:generator>
    <dc:date>2025-09-09T23:03:22.713909551</dc:date>
    <meta:editing-duration>PT1H14M38S</meta:editing-duration>
    <meta:editing-cycles>13</meta:editing-cycles>
    <meta:document-statistic meta:object-count="71"/>
  </office:meta>
</office:document-meta>
</file>